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12.121cm"/>
    </style:style>
    <style:style style:name="co4" style:family="table-column">
      <style:table-column-properties fo:break-before="auto" style:column-width="9.857cm"/>
    </style:style>
    <style:style style:name="co5" style:family="table-column">
      <style:table-column-properties fo:break-before="auto" style:column-width="13.65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616cm"/>
    </style:style>
    <style:style style:name="co8" style:family="table-column">
      <style:table-column-properties fo:break-before="auto" style:column-width="8.74cm"/>
    </style:style>
    <style:style style:name="co9" style:family="table-column">
      <style:table-column-properties fo:break-before="auto" style:column-width="7.542cm"/>
    </style:style>
    <style:style style:name="co10" style:family="table-column">
      <style:table-column-properties fo:break-before="auto" style:column-width="8.033cm"/>
    </style:style>
    <style:style style:name="co11" style:family="table-column">
      <style:table-column-properties fo:break-before="auto" style:column-width="8.059cm"/>
    </style:style>
    <style:style style:name="co12" style:family="table-column">
      <style:table-column-properties fo:break-before="auto" style:column-width="2.722cm"/>
    </style:style>
    <style:style style:name="co13" style:family="table-column">
      <style:table-column-properties fo:break-before="auto" style:column-width="18.5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1c99e0"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map style:condition="is-true-formula(AND(NOT(ISBLANK([.A$1])); NOT(ISBLANK([.$A2])); ISEVEN(ROW())))" style:apply-style-name="Cell" style:base-cell-address="Feuille1.A2"/>
    </style:style>
    <style:style style:name="ce5" style:family="table-cell" style:parent-style-name="Default">
      <style:table-cell-properties style:vertical-align="top"/>
      <style:text-properties fo:language="zxx" fo:country="none"/>
      <style:map style:condition="is-true-formula(AND(NOT(ISBLANK([.A$1])); NOT(ISBLANK([.$A2])); ISEVEN(ROW())))" style:apply-style-name="Cell" style:base-cell-address="Feuille1.A2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/>
    </style:style>
    <style:style style:name="ce9" style:family="table-cell" style:parent-style-name="Default">
      <style:map style:condition="is-true-formula(AND(NOT(ISBLANK([.D$1])); NOT(ISBLANK([.$A30])); ISEVEN(ROW())))" style:apply-style-name="Cell" style:base-cell-address="Feuille1.D30"/>
    </style:style>
    <style:style style:name="ce14" style:family="table-cell" style:parent-style-name="Default">
      <style:table-cell-properties fo:wrap-option="wrap"/>
      <style:map style:condition="is-true-formula(AND(NOT(ISBLANK([.A$1])); NOT(ISBLANK([.$A2])); ISEVEN(ROW())))" style:apply-style-name="Cell" style:base-cell-address="Feuille1.A2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AND(NOT(ISBLANK([.A$1])); NOT(ISBLANK([.$A2])); ISEVEN(ROW())))" style:apply-style-name="Cell" style:base-cell-address="Feuille1.A2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AND(NOT(ISBLANK([.A$1])); NOT(ISBLANK([.$A2])); ISEVEN(ROW())))" style:apply-style-name="Cell" style:base-cell-address="Feuille1.A2"/>
    </style:style>
    <style:style style:name="ce15" style:family="table-cell" style:parent-style-name="Cell2">
      <style:table-cell-properties fo:background-color="transparent" fo:border="none"/>
      <style:map style:condition="is-true-formula(AND(NOT(ISBLANK([.A$1])); NOT(ISBLANK([.$A2])); ISEVEN(ROW())))" style:apply-style-name="Cell" style:base-cell-address="Feuille1.A2"/>
    </style:style>
    <style:style style:name="ce20" style:family="table-cell" style:parent-style-name="Default">
      <style:map style:condition="is-true-formula(AND(NOT(ISBLANK([.A$1])); NOT(ISBLANK([.$A2])); ISEVEN(ROW())))" style:apply-style-name="Cell" style:base-cell-address="Feuille1.A2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2" table:default-cell-style-name="ce11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13"/>
        <table:table-column table:style-name="co7" table:default-cell-style-name="ce13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6" table:number-columns-repeated="1010" table:default-cell-style-name="ce8"/>
        <table:table-column table:style-name="co6" table:number-columns-repeated="15360" table:default-cell-style-name="Default"/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fun</text:p>
          </table:table-cell>
          <table:table-cell table:style-name="ce2" office:value-type="string" calcext:value-type="string">
            <text:p>tags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thumbnail</text:p>
          </table:table-cell>
          <table:table-cell table:style-name="ce2" office:value-type="string" calcext:value-type="string">
            <text:p>unixtime</text:p>
          </table:table-cell>
          <table:table-cell table:style-name="ce2" office:value-type="string" calcext:value-type="string">
            <text:p>foreign_id</text:p>
          </table:table-cell>
          <table:table-cell table:style-name="ce2" office:value-type="string" calcext:value-type="string">
            <text:p>date_format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source_code</text:p>
          </table:table-cell>
          <table:table-cell table:style-name="ce2" office:value-type="string" calcext:value-type="string">
            <text:p>see_also</text:p>
          </table:table-cell>
          <table:table-cell table:style-name="ce2" office:value-type="string" calcext:value-type="string">
            <text:p>big_thumb_pos</text:p>
          </table:table-cell>
          <table:table-cell table:style-name="ce2" office:value-type="string" calcext:value-type="string">
            <text:p>icon</text:p>
          </table:table-cell>
          <table:table-cell table:style-name="ce16" table:number-columns-repeated="16370"/>
        </table:table-row>
        <table:table-row table:style-name="ro1">
          <table:table-cell office:value-type="string" calcext:value-type="string">
            <text:p>FIRST_PLATFORMER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cratch platformer 2D web coop multiplayer complete showcased</text:p>
          </table:table-cell>
          <table:table-cell table:number-columns-repeated="2"/>
          <table:table-cell office:value-type="float" office:value="1497391200" calcext:value-type="float">
            <text:p>1497391200</text:p>
          </table:table-cell>
          <table:table-cell office:value-type="float" office:value="162439969" calcext:value-type="float">
            <text:p>162439969</text:p>
          </table:table-cell>
          <table:table-cell table:number-columns-repeated="3"/>
          <table:table-cell office:value-type="string" calcext:value-type="string">
            <text:p>REMAKE:?projectPage=1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ratch arcade 2D web complete</text:p>
          </table:table-cell>
          <table:table-cell table:number-columns-repeated="2"/>
          <table:table-cell office:value-type="float" office:value="1518130800" calcext:value-type="float">
            <text:p>1518130800</text:p>
          </table:table-cell>
          <table:table-cell office:value-type="float" office:value="162691177" calcext:value-type="float">
            <text:p>162691177</text:p>
          </table:table-cell>
          <table:table-cell table:number-columns-repeated="3"/>
          <table:table-cell office:value-type="string" calcext:value-type="string">
            <text:p>REMAKE:?projectPage=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ratch arcade 2D web abandoned</text:p>
          </table:table-cell>
          <table:table-cell table:number-columns-repeated="2"/>
          <table:table-cell office:value-type="float" office:value="1548198000" calcext:value-type="float">
            <text:p>1548198000</text:p>
          </table:table-cell>
          <table:table-cell office:value-type="float" office:value="281603316" calcext:value-type="float">
            <text:p>2816033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ARTAILLERIE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cratch arcade 2D web 1v1 multiplayer abandoned</text:p>
          </table:table-cell>
          <table:table-cell table:number-columns-repeated="2"/>
          <table:table-cell office:value-type="float" office:value="1536876000" calcext:value-type="float">
            <text:p>1536876000</text:p>
          </table:table-cell>
          <table:table-cell office:value-type="float" office:value="198861730" calcext:value-type="float">
            <text:p>198861730</text:p>
          </table:table-cell>
          <table:table-cell table:number-columns-repeated="3"/>
          <table:table-cell office:value-type="string" calcext:value-type="string">
            <text:p>REMAKE:?projectPage=1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cratch arcade 2D web school complete showcased</text:p>
          </table:table-cell>
          <table:table-cell table:number-columns-repeated="2"/>
          <table:table-cell office:value-type="float" office:value="1611270000" calcext:value-type="float">
            <text:p>1611270000</text:p>
          </table:table-cell>
          <table:table-cell office:value-type="float" office:value="445090385" calcext:value-type="float">
            <text:p>44509038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UZZLE_PROJ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cratch 2D web school LTS 24h-nc showcased</text:p>
          </table:table-cell>
          <table:table-cell table:number-columns-repeated="2"/>
          <table:table-cell office:value-type="float" office:value="1671404400" calcext:value-type="float">
            <text:p>1671404400</text:p>
          </table:table-cell>
          <table:table-cell office:value-type="float" office:value="778764577" calcext:value-type="float">
            <text:p>77876457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cratch arcade 2D web LTS 24h-nc showcased</text:p>
          </table:table-cell>
          <table:table-cell table:number-columns-repeated="2"/>
          <table:table-cell office:value-type="float" office:value="1697476730" calcext:value-type="float">
            <text:p>1697476730</text:p>
          </table:table-cell>
          <table:table-cell office:value-type="float" office:value="904901399" calcext:value-type="float">
            <text:p>904901399</text:p>
          </table:table-cell>
          <table:table-cell table:number-columns-repeated="3"/>
          <table:table-cell office:value-type="string" calcext:value-type="string">
            <text:p>ORIGINAL:?projectPage=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ROJECTS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-1" calcext:value-type="float">
            <text:p>-1</text:p>
          </table:table-cell>
          <table:table-cell office:value-type="string" calcext:value-type="string">
            <text:p>web html5 LTS</text:p>
          </table:table-cell>
          <table:table-cell office:value-type="string" calcext:value-type="string">
            <text:p>https://xorblo-doitus.github.io/projects/</text:p>
          </table:table-cell>
          <table:table-cell/>
          <table:table-cell office:value-type="float" office:value="1693605600" calcext:value-type="float">
            <text:p>169360560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<text:span text:style-name="T1">{"year"</text:span>: "numeric"}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</text:span> abandoned tool</text:p>
          </table:table-cell>
          <table:table-cell table:number-columns-repeated="2"/>
          <table:table-cell office:value-type="float" office:value="1539658800" calcext:value-type="float">
            <text:p>1539658800</text:p>
          </table:table-cell>
          <table:table-cell office:value-type="float" office:value="252960004" calcext:value-type="float">
            <text:p>252960004</text:p>
          </table:table-cell>
          <table:table-cell table:style-name="ce15"/>
          <table:table-cell table:number-columns-repeated="16375"/>
        </table:table-row>
        <table:table-row table:style-name="ro1">
          <table:table-cell office:value-type="string" calcext:value-type="string">
            <text:p>PAINT_ADVENTUR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53004000" calcext:value-type="float">
            <text:p>1553004000</text:p>
          </table:table-cell>
          <table:table-cell office:value-type="float" office:value="291376189" calcext:value-type="float">
            <text:p>29137618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TE_DES_PERE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scratch web 2D</text:span> complete toy</text:p>
          </table:table-cell>
          <table:table-cell table:number-columns-repeated="2"/>
          <table:table-cell office:value-type="float" office:value="1497772800" calcext:value-type="float">
            <text:p>1497772800</text:p>
          </table:table-cell>
          <table:table-cell office:value-type="float" office:value="163609187" calcext:value-type="float">
            <text:p>16360918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LEVAGE_DE_NOMBRE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49634841" calcext:value-type="float">
            <text:p>1549634841</text:p>
          </table:table-cell>
          <table:table-cell office:value-type="float" office:value="283493508" calcext:value-type="float">
            <text:p>28349350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ARTAILLERIE_REMAKE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pan text:style-name="T1">scratch web 2D</text:span> arcade abandoned</text:p>
          </table:table-cell>
          <table:table-cell table:number-columns-repeated="2"/>
          <table:table-cell office:value-type="float" office:value="1650791471" calcext:value-type="float">
            <text:p>1650791471</text:p>
          </table:table-cell>
          <table:table-cell office:value-type="float" office:value="676670178" calcext:value-type="float">
            <text:p>676670178</text:p>
          </table:table-cell>
          <table:table-cell table:style-name="ce15"/>
          <table:table-cell table:number-columns-repeated="2"/>
          <table:table-cell office:value-type="string" calcext:value-type="string">
            <text:p>ORIGINAL:?projectPage=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PLATFORMER_202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cratch web 2D platformer abandoned showcased</text:p>
          </table:table-cell>
          <table:table-cell table:number-columns-repeated="2"/>
          <table:table-cell office:value-type="float" office:value="1687352400" calcext:value-type="float">
            <text:p>1687352400</text:p>
          </table:table-cell>
          <table:table-cell office:value-type="float" office:value="864900134" calcext:value-type="float">
            <text:p>864900134</text:p>
          </table:table-cell>
          <table:table-cell table:number-columns-repeated="3"/>
          <table:table-cell office:value-type="string" calcext:value-type="string">
            <text:p>ORIGINAL:?projectPage=1</text:p>
          </table:table-cell>
          <table:table-cell office:value-type="string" calcext:value-type="string">
            <text:p>bottom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ROM_BELOW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odot web windows 2D platformer paused showcased</text:p>
          </table:table-cell>
          <table:table-cell office:value-type="string" calcext:value-type="string">
            <text:p>https://xorblo-doitus.github.io/From-Below-HTML5/</text:p>
          </table:table-cell>
          <table:table-cell office:value-type="string" calcext:value-type="string">
            <text:p>/projects/assets/images/thumbnails/From-Below.png</text:p>
          </table:table-cell>
          <table:table-cell office:value-type="float" office:value="1667032860" calcext:value-type="float">
            <text:p>1667032860</text:p>
          </table:table-cell>
          <table:table-cell office:value-type="string" calcext:value-type="string">
            <text:p>From-Below-HTML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A_MAISON_DES_SECRETS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blox puzzle abandoned showcased</text:p>
          </table:table-cell>
          <table:table-cell table:number-columns-repeated="2"/>
          <table:table-cell office:value-type="float" office:value="1568412000" calcext:value-type="float">
            <text:p>1568412000</text:p>
          </table:table-cell>
          <table:table-cell office:value-type="float" office:value="3886657910" calcext:value-type="float">
            <text:p>38866579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🤣🤣🤣🤣🤣🤣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pan text:style-name="T1">roblox visual complete</text:span> 24h-nc</text:p>
          </table:table-cell>
          <table:table-cell table:number-columns-repeated="2"/>
          <table:table-cell office:value-type="float" office:value="1608573600" calcext:value-type="float">
            <text:p>1608573600</text:p>
          </table:table-cell>
          <table:table-cell office:value-type="float" office:value="6117768086" calcext:value-type="float">
            <text:p>611776808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LOR_ESCAPE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oblox platformer abandoned</text:p>
          </table:table-cell>
          <table:table-cell table:number-columns-repeated="2"/>
          <table:table-cell office:value-type="float" office:value="1561882210" calcext:value-type="float">
            <text:p>1561882210</text:p>
          </table:table-cell>
          <table:table-cell office:value-type="float" office:value="3392482592" calcext:value-type="float">
            <text:p>339248259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ERRA_FUNGOS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blox abandoned !not.xbox</text:p>
          </table:table-cell>
          <table:table-cell table:number-columns-repeated="2"/>
          <table:table-cell office:value-type="float" office:value="1575482400" calcext:value-type="float">
            <text:p>1575482400</text:p>
          </table:table-cell>
          <table:table-cell office:value-type="float" office:value="4486390403" calcext:value-type="float">
            <text:p>448639040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ARTAILL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lox abandoned !not.xbox</text:p>
          </table:table-cell>
          <table:table-cell/>
          <table:table-cell office:value-type="string" calcext:value-type="string">
            <text:p>/projects/assets/images/thumbnails/Cartaille.png</text:p>
          </table:table-cell>
          <table:table-cell office:value-type="float" office:value="1603214400" calcext:value-type="float">
            <text:p>1603214400</text:p>
          </table:table-cell>
          <table:table-cell office:value-type="float" office:value="5848611896" calcext:value-type="float">
            <text:p>5848611896</text:p>
          </table:table-cell>
          <table:table-cell table:number-columns-repeated="16376"/>
        </table:table-row>
        <table:table-row table:style-name="ro1">
          <table:table-cell table:style-name="ce5" office:value-type="string" calcext:value-type="string">
            <text:p>EREKIR_UTILITY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ava mod complete</text:p>
          </table:table-cell>
          <table:table-cell office:value-type="string" calcext:value-type="string">
            <text:p>https://github.com/xorblo-doitus/Erekir-Utility/releases/latest</text:p>
          </table:table-cell>
          <table:table-cell office:value-type="string" calcext:value-type="string">
            <text:p>NONE</text:p>
          </table:table-cell>
          <table:table-cell office:value-type="float" office:value="1684992780" calcext:value-type="float">
            <text:p>1684992780</text:p>
          </table:table-cell>
          <table:table-cell table:number-columns-repeated="3"/>
          <table:table-cell office:value-type="string" calcext:value-type="string">
            <text:p><text:a xlink:href="https://github.com/xorblo-doitus/Erekir-Utility" xlink:type="simple">https://github.com/xorblo-doitus/Erekir-Utility</text:a></text:p>
          </table:table-cell>
          <table:table-cell office:value-type="string" calcext:value-type="string">
            <text:p>MOD_FOR:<text:a xlink:href="https://anuke.itch.io/mindustry" xlink:type="simple">https://anuke.itch.io/mindustry</text:a></text:p>
          </table:table-cell>
          <table:table-cell/>
          <table:table-cell office:value-type="string" calcext:value-type="string">
            <text:p><text:span text:style-name="T1"><text:a xlink:href="https://raw.githubusercontent.com/xorblo-doitus/Erekir-Utility/master/assets/sprites/blocks/power/power-saver.png" xlink:type="simple">https://raw.githubusercontent.com/xorblo-doitus/Erekir-Utility/master/assets/sprites/blocks/power/power-saver.png</text:a></text:span>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<text:span text:style-name="T1">BLOC_NOTES_PLUS_</text:span>PLUS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odot web windows linux tool school complete</text:p>
          </table:table-cell>
          <table:table-cell office:value-type="string" calcext:value-type="string">
            <text:p><text:a xlink:href="https://github/" xlink:type="simple">https://github</text:a>.com/xorblo-doitus/Bloc-notes-plus-plus/</text:p>
          </table:table-cell>
          <table:table-cell office:value-type="string" calcext:value-type="string">
            <text:p>NONE</text:p>
          </table:table-cell>
          <table:table-cell office:value-type="float" office:value="1706994000" calcext:value-type="float">
            <text:p>1706994000</text:p>
          </table:table-cell>
          <table:table-cell table:number-columns-repeated="6"/>
          <table:table-cell office:value-type="string" calcext:value-type="string">
            <text:p>https://raw.githubusercontent.com/xorblo-doitus/Bloc-notes-plus-plus/main/raw_assets/icon.svg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OOB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dot web windows linux 2D puzzle platformer complete showcased</text:p>
          </table:table-cell>
          <table:table-cell office:value-type="string" calcext:value-type="string">
            <text:p><text:a xlink:href="https://patou-todog.itch.io/oob" xlink:type="simple">https://patou-todog.itch.io/oob</text:a></text:p>
          </table:table-cell>
          <table:table-cell/>
          <table:table-cell office:value-type="float" office:value="1707847152" calcext:value-type="float">
            <text:p>1707847152</text:p>
          </table:table-cell>
          <table:table-cell table:number-columns-repeated="2"/>
          <table:table-cell office:value-type="string" calcext:value-type="string">
            <text:p>https://xorblo-doitus.github.io/OOB/play</text:p>
          </table:table-cell>
          <table:table-cell office:value-type="string" calcext:value-type="string">
            <text:p><text:a xlink:href="https://github.com/xorblo-doitus/OOB" xlink:type="simple">https://github.com/xorblo-doitus/OOB</text:a></text:p>
          </table:table-cell>
          <table:table-cell table:number-columns-repeated="2"/>
          <table:table-cell office:value-type="string" calcext:value-type="string">
            <text:p>https://raw.githubusercontent.com/xorblo-doitus/OOB/main/icon.svg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BBCODE_EDIT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odot plugin LTS</text:p>
          </table:table-cell>
          <table:table-cell office:value-type="string" calcext:value-type="string">
            <text:p><text:a xlink:href="https://godotengine.org/asset-library/asset/3337" xlink:type="simple">https://godotengine.org/asset-library/asset/3337</text:a></text:p>
          </table:table-cell>
          <table:table-cell office:value-type="string" calcext:value-type="string">
            <text:p><text:a xlink:href="https://raw.githubusercontent.com/xorblo-doitus/BBCodeEdit/main/addons/bbcode_edit.editor/.assets_for_readme/color_completion.gif" xlink:type="simple">https://raw.githubusercontent.com/xorblo-doitus/BBCodeEdit/main/addons/bbcode_edit.editor/.assets_for_readme/color_completion.gif</text:a></text:p>
          </table:table-cell>
          <table:table-cell office:value-type="float" office:value="1726696800" calcext:value-type="float">
            <text:p>1726696800</text:p>
          </table:table-cell>
          <table:table-cell table:number-columns-repeated="3"/>
          <table:table-cell office:value-type="string" calcext:value-type="string">
            <text:p><text:a xlink:href="https://github.com/xorblo-doitus/BBCodeEdit" xlink:type="simple">https://github.com/xorblo-doitus/BBCodeEdit</text:a></text:p>
          </table:table-cell>
          <table:table-cell table:number-columns-repeated="2"/>
          <table:table-cell office:value-type="string" calcext:value-type="string">
            <text:p><text:a xlink:href="https://raw.githubusercontent.com/xorblo-doitus/BBCodeEdit/main/icon.svg" xlink:type="simple">https://raw.githubusercontent.com/xorblo-doitus/BBCodeEdit/main/icon.svg</text:a>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BOOOUUHGIE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odot web windows linux 2D puzzle platformer complete showcased 24h-nc</text:p>
          </table:table-cell>
          <table:table-cell office:value-type="string" calcext:value-type="string">
            <text:p><text:span text:style-name="T1"><text:a xlink:href="https://patou-todog.itch.io/booouuhgie" xlink:type="simple">https://patou-todog.itch.io/booouuhgie</text:a></text:span></text:p>
          </table:table-cell>
          <table:table-cell/>
          <table:table-cell office:value-type="float" office:value="1729424700" calcext:value-type="float">
            <text:p>1729424700</text:p>
          </table:table-cell>
          <table:table-cell table:number-columns-repeated="3"/>
          <table:table-cell office:value-type="string" calcext:value-type="string">
            <text:p><text:span text:style-name="T1"><text:a xlink:href="https://github.com/xorblo-doitus/booouuhgie" xlink:type="simple">https://github.com/xorblo-doitus/booouuhgie</text:a></text:span></text:p>
          </table:table-cell>
          <table:table-cell table:number-columns-repeated="2"/>
          <table:table-cell office:value-type="string" calcext:value-type="string">
            <text:p>https://raw.githubusercontent.com/xorblo-doitus/booouuhgie/main/icon.svg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ILE_SET_CLIPBOARD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odot plugin LTS showcased</text:p>
          </table:table-cell>
          <table:table-cell office:value-type="string" calcext:value-type="string">
            <text:p><text:a xlink:href="https://godotengine.org/asset-library/asset/3889" xlink:type="simple">https://godotengine.org/asset-library/asset/3889</text:a></text:p>
          </table:table-cell>
          <table:table-cell table:style-name="ce14" office:value-type="string" calcext:value-type="string">
            <text:p><text:a xlink:href="https://raw.githubusercontent.com/xorblo-doitus/TileSet-Clipboard/main/addons/tile_set_clipboard.editor/.assets_for_readme/example_use.gif" xlink:type="simple">https://raw.githubusercontent.com/xorblo-doitus/TileSet-Clipboard/main/addons/tile_set_clipboard.editor/.assets_for_readme/example_use.gif</text:a></text:p>
          </table:table-cell>
          <table:table-cell office:value-type="float" office:value="1744553460" calcext:value-type="float">
            <text:p>1744553460</text:p>
          </table:table-cell>
          <table:table-cell table:number-columns-repeated="3"/>
          <table:table-cell table:style-name="ce20" office:value-type="string" calcext:value-type="string">
            <text:p><text:a xlink:href="https://github.com/xorblo-doitus/TileSet-Clipboard" xlink:type="simple">https://github.com/xorblo-doitus/TileSet-Clipboard</text:a></text:p>
          </table:table-cell>
          <table:table-cell table:number-columns-repeated="2"/>
          <table:table-cell office:value-type="string" calcext:value-type="string">
            <text:p><text:a xlink:href="https://raw.githubusercontent.com/xorblo-doitus/TileSet-Clipboard/main/icon.svg" xlink:type="simple">https://raw.githubusercontent.com/xorblo-doitus/TileSet-Clipboard/main/icon.svg</text:a>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18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9"/>
          <table:table-cell table:number-columns-repeated="16380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Feuille1.C2:Feuille1.C1048576">
            <calcext:color-scale>
              <calcext:color-scale-entry calcext:value="-1" calcext:type="number" calcext:color="#b2b2b2"/>
              <calcext:color-scale-entry calcext:value="0" calcext:type="percentile" calcext:color="#ff5656"/>
              <calcext:color-scale-entry calcext:value="100" calcext:type="number" calcext:color="#58ff00"/>
            </calcext:color-scale>
          </calcext:conditional-format>
          <calcext:conditional-format calcext:target-range-address="Feuille1.A31:Feuille1.AMJ1048576 Feuille1.A30:Feuille1.C30 Feuille1.E30:Feuille1.AMJ30 Feuille1.A2:Feuille1.AMJ26 Feuille1.A29:Feuille1.AMJ29 Feuille1.A28:Feuille1.F28 Feuille1.H28:Feuille1.AMJ28 Feuille1.A27:Feuille1.J27 Feuille1.L27:Feuille1.AMJ27">
            <calcext:condition calcext:apply-style-name="Cell" calcext:value="formula-is(AND(NOT(ISBLANK([.A$1])); NOT(ISBLANK([.$A2])); ISEVEN(ROW())))" calcext:base-cell-address="Feuille1.A2"/>
          </calcext:conditional-format>
          <calcext:conditional-format calcext:target-range-address="Feuille1.A31:Feuille1.AMJ1048576 Feuille1.A30:Feuille1.C30 Feuille1.E30:Feuille1.AMJ30 Feuille1.A2:Feuille1.AMJ26 Feuille1.A29:Feuille1.AMJ29 Feuille1.A28:Feuille1.F28 Feuille1.H28:Feuille1.AMJ28 Feuille1.A27:Feuille1.J27 Feuille1.L27:Feuille1.AMJ27">
            <calcext:condition calcext:apply-style-name="Cell2" calcext:value="formula-is(AND(NOT(ISBLANK([.A$1])); NOT(ISBLANK([.$A2])); ISODD(ROW())))" calcext:base-cell-address="Feuille1.A2"/>
          </calcext:conditional-format>
          <calcext:conditional-format calcext:target-range-address="Feuille1.A22:Feuille1.A22">
            <calcext:condition calcext:apply-style-name="Cell" calcext:value="formula-is(AND(AND(NOT(ISBLANK([.A$1])); NOT(ISBLANK([.$A22]))); ISEVEN(ROW())))" calcext:base-cell-address="Feuille1.A22"/>
          </calcext:conditional-format>
          <calcext:conditional-format calcext:target-range-address="Feuille1.A22:Feuille1.A22">
            <calcext:condition calcext:apply-style-name="Cell2" calcext:value="formula-is(AND(AND(NOT(ISBLANK([.A$1])); NOT(ISBLANK([.$A22]))); ISODD(ROW())))" calcext:base-cell-address="Feuille1.A22"/>
          </calcext:conditional-format>
          <calcext:conditional-format calcext:target-range-address="Feuille1.D30:Feuille1.D30">
            <calcext:condition calcext:apply-style-name="Cell" calcext:value="formula-is(AND(NOT(ISBLANK([.D$1])); NOT(ISBLANK([.$A30])); ISEVEN(ROW())))" calcext:base-cell-address="Feuille1.D30"/>
          </calcext:conditional-format>
          <calcext:conditional-format calcext:target-range-address="Feuille1.D30:Feuille1.D30">
            <calcext:condition calcext:apply-style-name="Cell2" calcext:value="formula-is(AND(NOT(ISBLANK([.D$1])); NOT(ISBLANK([.$A30])); ISODD(ROW())))" calcext:base-cell-address="Feuille1.D30"/>
          </calcext:conditional-format>
          <calcext:conditional-format calcext:target-range-address="Feuille1.G28:Feuille1.G28">
            <calcext:condition calcext:apply-style-name="Cell" calcext:value="formula-is(AND(NOT(ISBLANK([.G$1])); NOT(ISBLANK([.$A28])); ISEVEN(ROW())))" calcext:base-cell-address="Feuille1.G28"/>
          </calcext:conditional-format>
          <calcext:conditional-format calcext:target-range-address="Feuille1.G28:Feuille1.G28">
            <calcext:condition calcext:apply-style-name="Cell2" calcext:value="formula-is(AND(NOT(ISBLANK([.G$1])); NOT(ISBLANK([.$A28])); ISODD(ROW())))" calcext:base-cell-address="Feuille1.G28"/>
          </calcext:conditional-format>
          <calcext:conditional-format calcext:target-range-address="Feuille1.K27:Feuille1.K27">
            <calcext:condition calcext:apply-style-name="Cell" calcext:value="formula-is(AND(NOT(ISBLANK([.K$1])); NOT(ISBLANK([.$A27])); ISEVEN(ROW())))" calcext:base-cell-address="Feuille1.K27"/>
          </calcext:conditional-format>
          <calcext:conditional-format calcext:target-range-address="Feuille1.K27:Feuille1.K27">
            <calcext:condition calcext:apply-style-name="Cell2" calcext:value="formula-is(AND(NOT(ISBLANK([.K$1])); NOT(ISBLANK([.$A27])); ISODD(ROW())))" calcext:base-cell-address="Feuille1.K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percentage-style style:name="N115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aadcf7" style:diagonal-bl-tr="none" style:diagonal-tl-br="none" fo:border="0.06pt solid #6d6d6d"/>
    </style:style>
    <style:style style:name="Cell2" style:family="table-cell" style:parent-style-name="Cell">
      <style:table-cell-properties fo:background-color="#cbeafa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4">00/00/0000</text:date>, <text:time style:data-style-name="N2" text:time-value="19:04:39.2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4-14T19:22:06.496000000</dc:date>
    <meta:editing-duration>PT11H8M20S</meta:editing-duration>
    <meta:editing-cycles>87</meta:editing-cycles>
    <meta:generator>LibreOffice/24.8.5.2$Windows_X86_64 LibreOffice_project/fddf2685c70b461e7832239a0162a77216259f22</meta:generator>
    <dc:creator>Patou</dc:creator>
    <meta:document-statistic meta:table-count="1" meta:cell-count="199" meta:object-count="0"/>
  </office:meta>
</office:document-meta>
</file>